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C18000001E060A8BE9EB338D93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4486in" fo:margin-left="0in" table:align="left"/>
    </style:style>
    <style:style style:name="Table1.A" style:family="table-column">
      <style:table-column-properties style:column-width="1.825in"/>
    </style:style>
    <style:style style:name="Table1.B" style:family="table-column">
      <style:table-column-properties style:column-width="2.125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1.2486in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0.75pt solid #000000" fo:border-top="0.5pt solid #000000" fo:border-bottom="1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75pt solid #000000" fo:border-right="0.75pt solid #000000" fo:border-top="0.5pt solid #000000" fo:border-bottom="1.5pt solid #000000"/>
    </style:style>
    <style:style style:name="Table1.D1" style:family="table-cell">
      <style:table-cell-properties style:vertical-align="middle" fo:padding-left="0.075in" fo:padding-right="0.075in" fo:padding-top="0in" fo:padding-bottom="0in" fo:border-left="0.75pt solid #000000" fo:border-right="0.5pt solid #000000" fo:border-top="0.5pt solid #000000" fo:border-bottom="1.5pt solid #000000"/>
    </style:style>
    <style:style style:name="Table1.2" style:family="table-row">
      <style:table-row-properties style:min-row-height="0.591in" style:use-optimal-row-height="false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1.A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9" style:family="table-row">
      <style:table-row-properties style:min-row-height="0.4632in" style:use-optimal-row-height="false"/>
    </style:style>
    <style:style style:name="P1" style:family="paragraph" style:parent-style-name="Normal">
      <style:paragraph-properties fo:text-align="center" style:justify-single-word="false"/>
      <style:text-properties fo:font-size="14pt" fo:language="nb" fo:country="NO" fo:font-weight="bold" style:font-size-asian="14pt" style:font-weight-asian="bold" style:font-size-complex="14pt"/>
    </style:style>
    <style:style style:name="P2" style:family="paragraph" style:parent-style-name="Normal">
      <style:text-properties fo:font-size="10pt" fo:language="nb" fo:country="NO" fo:font-style="italic" style:font-size-asian="10pt" style:font-style-asian="italic" style:font-size-complex="10pt"/>
    </style:style>
    <style:style style:name="P3" style:family="paragraph" style:parent-style-name="Normal">
      <style:paragraph-properties fo:text-align="center" style:justify-single-word="false"/>
      <style:text-properties fo:font-size="10pt" fo:language="nb" fo:country="NO" fo:font-style="italic" style:font-size-asian="10pt" style:font-style-asian="italic" style:font-size-complex="10pt"/>
    </style:style>
    <style:style style:name="P4" style:family="paragraph" style:parent-style-name="Normal">
      <style:text-properties fo:language="nb" fo:country="NO"/>
    </style:style>
    <style:style style:name="P5" style:family="paragraph" style:parent-style-name="Normal">
      <style:text-properties fo:language="nb" fo:country="NO" fo:font-weight="bold" style:font-weight-asian="bold"/>
    </style:style>
    <style:style style:name="P6" style:family="paragraph" style:parent-style-name="Stil1">
      <style:paragraph-properties fo:margin-top="0in" fo:margin-bottom="0in" loext:contextual-spacing="false"/>
    </style:style>
    <style:style style:name="P7" style:family="paragraph" style:parent-style-name="Stil1">
      <style:paragraph-properties fo:margin-top="0in" fo:margin-bottom="0in" loext:contextual-spacing="false" fo:text-align="center" style:justify-single-word="false"/>
      <style:text-properties fo:font-weight="bold" style:language-asian="en" style:country-asian="US" style:font-weight-asian="bold" style:font-size-complex="12pt" style:font-weight-complex="bold"/>
    </style:style>
    <style:style style:name="P8" style:family="paragraph" style:parent-style-name="Stil1">
      <style:paragraph-properties fo:margin-top="0in" fo:margin-bottom="0in" loext:contextual-spacing="false" fo:text-align="center" style:justify-single-word="false"/>
    </style:style>
    <style:style style:name="P9" style:family="paragraph" style:parent-style-name="Normal">
      <style:paragraph-properties fo:padding-left="0in" fo:padding-right="0in" fo:padding-top="0in" fo:padding-bottom="0.0138in" fo:border-left="none" fo:border-right="none" fo:border-top="none" fo:border-bottom="1.5pt solid #000000" style:shadow="none"/>
    </style:style>
    <style:style style:name="P10" style:family="paragraph" style:parent-style-name="Normal" style:master-page-name="MP0">
      <style:paragraph-properties style:page-number="auto" fo:break-before="page"/>
    </style:style>
    <style:style style:name="P11" style:family="paragraph" style:parent-style-name="Stil1">
      <style:paragraph-properties fo:margin-top="0in" fo:margin-bottom="0in" loext:contextual-spacing="false"/>
      <style:text-properties officeooo:paragraph-rsid="0006206f"/>
    </style:style>
    <style:style style:name="P12" style:family="paragraph" style:parent-style-name="Stil1">
      <style:paragraph-properties fo:margin-top="0in" fo:margin-bottom="0in" loext:contextual-spacing="false"/>
      <style:text-properties fo:font-size="10pt" fo:language="nb" fo:country="NO" officeooo:paragraph-rsid="0006206f" style:font-size-asian="10pt" style:language-asian="en" style:country-asian="US" style:font-size-complex="10pt"/>
    </style:style>
    <style:style style:name="P13" style:family="paragraph" style:parent-style-name="Stil1">
      <style:paragraph-properties fo:margin-top="0in" fo:margin-bottom="0in" loext:contextual-spacing="false" fo:text-align="center" style:justify-single-word="false"/>
      <style:text-properties fo:font-size="10pt" fo:language="nb" fo:country="NO" officeooo:paragraph-rsid="0006206f" style:font-size-asian="10pt" style:language-asian="en" style:country-asian="US" style:font-size-complex="10pt"/>
    </style:style>
    <style:style style:name="P14" style:family="paragraph" style:parent-style-name="Stil1">
      <style:paragraph-properties fo:margin-top="0in" fo:margin-bottom="0in" loext:contextual-spacing="false" fo:text-align="start" style:justify-single-word="false"/>
      <style:text-properties officeooo:paragraph-rsid="0006206f"/>
    </style:style>
    <style:style style:name="P15" style:family="paragraph" style:parent-style-name="Stil1">
      <style:paragraph-properties fo:margin-top="0in" fo:margin-bottom="0in" loext:contextual-spacing="false" fo:text-align="center" style:justify-single-word="false"/>
      <style:text-properties officeooo:paragraph-rsid="0006206f"/>
    </style:style>
    <style:style style:name="T1" style:family="text">
      <style:text-properties fo:language="nb" fo:country="NO"/>
    </style:style>
    <style:style style:name="T2" style:family="text">
      <style:text-properties fo:language="nb" fo:country="NO" style:language-asian="nb" style:country-asian="NO"/>
    </style:style>
    <style:style style:name="T3" style:family="text">
      <style:text-properties fo:language="nb" fo:country="NO" fo:font-weight="bold" style:font-weight-asian="bold"/>
    </style:style>
    <style:style style:name="T4" style:family="text">
      <style:text-properties fo:font-size="10pt" fo:language="nb" fo:country="NO" style:font-size-asian="10pt" style:font-size-complex="10pt"/>
    </style:style>
    <style:style style:name="T5" style:family="text">
      <style:text-properties fo:font-size="10pt" fo:language="nb" fo:country="NO" officeooo:rsid="0006206f" style:font-size-asian="10pt" style:font-size-complex="10pt"/>
    </style:style>
    <style:style style:name="T6" style:family="text">
      <style:text-properties fo:font-size="10pt" fo:language="nb" fo:country="NO" officeooo:rsid="0006206f" style:font-size-asian="10pt" style:language-asian="en" style:country-asian="US" style:font-size-complex="10pt"/>
    </style:style>
    <style:style style:name="T7" style:family="text">
      <style:text-properties fo:font-size="10pt" style:font-size-asian="10pt" style:language-asian="en" style:country-asian="US"/>
    </style:style>
    <style:style style:name="T8" style:family="text">
      <style:text-properties fo:font-size="10pt" officeooo:rsid="0006206f" style:font-size-asian="10pt" style:language-asian="en" style:country-asian="US"/>
    </style:style>
    <style:style style:name="T9" style:family="text">
      <style:text-properties officeooo:rsid="0006206f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Normal"/>
      <text:p text:style-name="P1">BEKREFTELSE PÅ FULLFØRT OG BESTÅTT OPPLÆRINGSDEL</text:p>
      <text:p text:style-name="P2">Fylles ut av kandidaten og sendes sammen med søknaden om å få avhandlingen bedømt.</text:p>
      <text:p text:style-name="P3"/>
      <text:p text:style-name="P3"/>
      <text:p text:style-name="Normal"><text:span text:style-name="Standardskrift_20_for_20_avsnitt"><text:span text:style-name="T3">Kandidatens navn: </text:span></text:span><text:span text:style-name="Standardskrift_20_for_20_avsnitt"><text:span text:style-name="T4">     </text:span></text:span><text:span text:style-name="Standardskrift_20_for_20_avsnitt"><text:span text:style-name="T5">Jonas Sæther Markussen</text:span></text:span>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91965415136">
          <table:table-cell table:style-name="Table1.A1" office:value-type="string">
            <text:p text:style-name="P7">Kursets/emnets </text:p>
            <text:p text:style-name="P7">kode og navn</text:p>
          </table:table-cell>
          <table:table-cell table:style-name="Table1.B1" office:value-type="string">
            <text:p text:style-name="P7">Arrangør</text:p>
          </table:table-cell>
          <table:table-cell table:style-name="Table1.B1" office:value-type="string">
            <text:p text:style-name="P7">Eksamens-semester og år</text:p>
          </table:table-cell>
          <table:table-cell table:style-name="Table1.D1" office:value-type="string">
            <text:p text:style-name="P7">Antall studie-poeng</text:p>
          </table:table-cell>
        </table:table-row>
        <table:table-row table:style-name="Table1.2">
          <table:table-cell table:style-name="Table1.A2" office:value-type="string">
            <text:p text:style-name="P11"><text:span text:style-name="Standardskrift_20_for_20_avsnitt"><text:span text:style-name="T8">MNSES9100</text:span></text:span></text:p>
            <text:p text:style-name="P11"><text:span text:style-name="Standardskrift_20_for_20_avsnitt"><text:span text:style-name="T8">Vitenskap, etikk og samfunn</text:span></text:span><text:span text:style-name="Standardskrift_20_for_20_avsnitt"><text:span text:style-name="T7"> </text:span></text:span></text:p>
          </table:table-cell>
          <table:table-cell table:style-name="Table1.A2" office:value-type="string">
            <text:p text:style-name="P6"><text:span text:style-name="Standardskrift_20_for_20_avsnitt"><text:span text:style-name="T8">UiO, MATNAT</text:span></text:span></text:p>
          </table:table-cell>
          <table:table-cell table:style-name="Table1.A2" office:value-type="string">
            <text:p text:style-name="P8"><text:span text:style-name="Standardskrift_20_for_20_avsnitt"><text:span text:style-name="T8">Vår 2016</text:span></text:span></text:p>
          </table:table-cell>
          <table:table-cell table:style-name="Table1.A2" office:value-type="string">
            <text:p text:style-name="P6"><text:span text:style-name="Standardskrift_20_for_20_avsnitt"><text:span text:style-name="T8">5</text:span></text:span></text:p>
          </table:table-cell>
        </table:table-row>
        <table:table-row table:style-name="Table1.2">
          <table:table-cell table:style-name="Table1.A3" office:value-type="string">
            <text:p text:style-name="P14"><text:span text:style-name="Standardskrift_20_for_20_avsnitt"><text:span text:style-name="T8">INF9051SP</text:span></text:span></text:p>
            <text:p text:style-name="P14"><text:span text:style-name="Standardskrift_20_for_20_avsnitt"><text:span text:style-name="T8">Communicating scientific research</text:span></text:span></text:p>
          </table:table-cell>
          <table:table-cell table:style-name="Table1.A3" office:value-type="string">
            <text:p text:style-name="P12"><text:span text:style-name="Standardskrift_20_for_20_avsnitt"><text:span text:style-name="T9">Simula Research Laboratory</text:span></text:span></text:p>
          </table:table-cell>
          <table:table-cell table:style-name="Table1.A3" office:value-type="string">
            <text:p text:style-name="P8"><text:span text:style-name="Standardskrift_20_for_20_avsnitt"><text:span text:style-name="T8">Høst 2016</text:span></text:span></text:p>
          </table:table-cell>
          <table:table-cell table:style-name="Table1.A3" office:value-type="string">
            <text:p text:style-name="P12"><text:span text:style-name="Standardskrift_20_for_20_avsnitt"><text:span text:style-name="T9">5</text:span></text:span></text:p>
          </table:table-cell>
        </table:table-row>
        <table:table-row table:style-name="Table1.2">
          <table:table-cell table:style-name="Table1.A3" office:value-type="string">
            <text:p text:style-name="P11"><text:span text:style-name="Standardskrift_20_for_20_avsnitt"><text:span text:style-name="T8">INF9040</text:span></text:span></text:p>
            <text:p text:style-name="P11"><text:span text:style-name="Standardskrift_20_for_20_avsnitt"><text:span text:style-name="T8">Open distributed processing</text:span></text:span></text:p>
          </table:table-cell>
          <table:table-cell table:style-name="Table1.A3" office:value-type="string">
            <text:p text:style-name="P12"><text:span text:style-name="Standardskrift_20_for_20_avsnitt"><text:span text:style-name="T9">UiO, IFI</text:span></text:span></text:p>
          </table:table-cell>
          <table:table-cell table:style-name="Table1.A3" office:value-type="string">
            <text:p text:style-name="P15"><text:span text:style-name="Standardskrift_20_for_20_avsnitt"><text:span text:style-name="T6">Høst 2016</text:span></text:span></text:p>
          </table:table-cell>
          <table:table-cell table:style-name="Table1.A3" office:value-type="string">
            <text:p text:style-name="P12"><text:span text:style-name="Standardskrift_20_for_20_avsnitt"><text:span text:style-name="T9">10</text:span></text:span></text:p>
          </table:table-cell>
        </table:table-row>
        <table:table-row table:style-name="Table1.2">
          <table:table-cell table:style-name="Table1.A3" office:value-type="string">
            <text:p text:style-name="P11"><text:span text:style-name="Standardskrift_20_for_20_avsnitt"><text:span text:style-name="T8">INF9072</text:span></text:span></text:p>
            <text:p text:style-name="P11"><text:span text:style-name="Standardskrift_20_for_20_avsnitt"><text:span text:style-name="T8">Performance in distributed systems</text:span></text:span></text:p>
          </table:table-cell>
          <table:table-cell table:style-name="Table1.A3" office:value-type="string">
            <text:p text:style-name="P12"><text:span text:style-name="Standardskrift_20_for_20_avsnitt"><text:span text:style-name="T9">UiO, IFI</text:span></text:span></text:p>
          </table:table-cell>
          <table:table-cell table:style-name="Table1.A3" office:value-type="string">
            <text:p text:style-name="P13"><text:span text:style-name="Standardskrift_20_for_20_avsnitt"><text:span text:style-name="T9">Vår 2017</text:span></text:span></text:p>
          </table:table-cell>
          <table:table-cell table:style-name="Table1.A3" office:value-type="string">
            <text:p text:style-name="P12"><text:span text:style-name="Standardskrift_20_for_20_avsnitt"><text:span text:style-name="T9">10</text:span></text:span></text:p>
          </table:table-cell>
        </table:table-row>
        <table:table-row table:style-name="Table1.2">
          <table:table-cell table:style-name="Table1.A3" office:value-type="string">
            <text:p text:style-name="P6"><text:span text:style-name="Standardskrift_20_for_20_avsnitt"><text:span text:style-name="T7">     </text:span></text:span></text:p>
          </table:table-cell>
          <table:table-cell table:style-name="Table1.A3" office:value-type="string">
            <text:p text:style-name="P6"><text:span text:style-name="Standardskrift_20_for_20_avsnitt"><text:span text:style-name="T7">     </text:span></text:span></text:p>
          </table:table-cell>
          <table:table-cell table:style-name="Table1.A3" office:value-type="string">
            <text:p text:style-name="P8"><text:span text:style-name="Standardskrift_20_for_20_avsnitt"><text:span text:style-name="T7">     </text:span></text:span></text:p>
          </table:table-cell>
          <table:table-cell table:style-name="Table1.A3" office:value-type="string">
            <text:p text:style-name="P6"><text:span text:style-name="Standardskrift_20_for_20_avsnitt"><text:span text:style-name="T7">  </text:span></text:span></text:p>
          </table:table-cell>
        </table:table-row>
        <table:table-row table:style-name="Table1.2">
          <table:table-cell table:style-name="Table1.A3" office:value-type="string">
            <text:p text:style-name="P6"><text:span text:style-name="Standardskrift_20_for_20_avsnitt"><text:span text:style-name="T7">     </text:span></text:span></text:p>
          </table:table-cell>
          <table:table-cell table:style-name="Table1.A3" office:value-type="string">
            <text:p text:style-name="P6"><text:span text:style-name="Standardskrift_20_for_20_avsnitt"><text:span text:style-name="T7">     </text:span></text:span></text:p>
          </table:table-cell>
          <table:table-cell table:style-name="Table1.A3" office:value-type="string">
            <text:p text:style-name="P8"><text:span text:style-name="Standardskrift_20_for_20_avsnitt"><text:span text:style-name="T7">     </text:span></text:span></text:p>
          </table:table-cell>
          <table:table-cell table:style-name="Table1.A3" office:value-type="string">
            <text:p text:style-name="P6"><text:span text:style-name="Standardskrift_20_for_20_avsnitt"><text:span text:style-name="T7">  </text:span></text:span></text:p>
          </table:table-cell>
        </table:table-row>
        <table:table-row table:style-name="Table1.2">
          <table:table-cell table:style-name="Table1.A3" office:value-type="string">
            <text:p text:style-name="P6"><text:span text:style-name="Standardskrift_20_for_20_avsnitt"><text:span text:style-name="T7">     </text:span></text:span></text:p>
          </table:table-cell>
          <table:table-cell table:style-name="Table1.A3" office:value-type="string">
            <text:p text:style-name="P6"><text:span text:style-name="Standardskrift_20_for_20_avsnitt"><text:span text:style-name="T7">     </text:span></text:span></text:p>
          </table:table-cell>
          <table:table-cell table:style-name="Table1.A3" office:value-type="string">
            <text:p text:style-name="P8"><text:span text:style-name="Standardskrift_20_for_20_avsnitt"><text:span text:style-name="T7">     </text:span></text:span></text:p>
          </table:table-cell>
          <table:table-cell table:style-name="Table1.A3" office:value-type="string">
            <text:p text:style-name="P6"><text:span text:style-name="Standardskrift_20_for_20_avsnitt"><text:span text:style-name="T7">  </text:span></text:span></text:p>
          </table:table-cell>
        </table:table-row>
        <table:table-row table:style-name="Table1.9">
          <table:table-cell table:style-name="Table1.A3" office:value-type="string">
            <text:p text:style-name="P6"><text:span text:style-name="Standardskrift_20_for_20_avsnitt"><text:span text:style-name="T7">     </text:span></text:span></text:p>
          </table:table-cell>
          <table:table-cell table:style-name="Table1.A3" office:value-type="string">
            <text:p text:style-name="P6"><text:span text:style-name="Standardskrift_20_for_20_avsnitt"><text:span text:style-name="T7">     </text:span></text:span></text:p>
          </table:table-cell>
          <table:table-cell table:style-name="Table1.A3" office:value-type="string">
            <text:p text:style-name="P8"><text:span text:style-name="Standardskrift_20_for_20_avsnitt"><text:span text:style-name="T7">     </text:span></text:span></text:p>
          </table:table-cell>
          <table:table-cell table:style-name="Table1.A3" office:value-type="string">
            <text:p text:style-name="P6"><text:span text:style-name="Standardskrift_20_for_20_avsnitt"><text:span text:style-name="T7">  </text:span></text:span></text:p>
          </table:table-cell>
        </table:table-row>
      </table:table>
      <text:p text:style-name="Normal"/>
      <text:p text:style-name="Normal"/>
      <text:p text:style-name="Normal"/>
      <text:p text:style-name="P4"><text:s text:c="2"/>_______________________________</text:p>
      <text:p text:style-name="Normal"><text:span text:style-name="Standardskrift_20_for_20_avsnitt"><text:span text:style-name="T1"><text:s/></text:span></text:span><text:span text:style-name="Standardskrift_20_for_20_avsnitt"><text:span text:style-name="T4"><text:s/>dato og underskrift doktorgradskandidat</text:span></text:span></text:p>
      <text:p text:style-name="Normal"/>
      <text:p text:style-name="P9"/>
      <text:p text:style-name="Normal"/>
      <text:p text:style-name="P5">Grunnenheten bekrefter at emnene er bestått og at opplæringsdelen er fullført.</text:p>
      <text:p text:style-name="P4"/>
      <text:p text:style-name="P4"/>
      <text:p text:style-name="P4"><text:s text:c="2"/>_______________________________</text:p>
      <text:p text:style-name="Normal"><text:span text:style-name="Standardskrift_20_for_20_avsnitt"><text:span text:style-name="T1"><text:s/></text:span></text:span><text:span text:style-name="Standardskrift_20_for_20_avsnitt"><text:span text:style-name="T4"><text:s/>dato og underskrift grunnenheten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nb" fo:country="NO" fo:font-style="normal" fo:text-shadow="none" style:text-underline-style="none" fo:font-weight="normal" style:letter-kerning="false" style:font-name-asian="Times New Roman" style:font-size-asian="10pt" style:language-asian="nb" style:country-asian="N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nb" fo:country="NO" fo:font-style="normal" fo:text-shadow="none" style:text-underline-style="none" fo:font-weight="normal" style:letter-kerning="false" fo:background-color="transparent" style:font-name-asian="Times New Roman" style:font-size-asian="10pt" style:language-asian="nb" style:country-asian="N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 loext:hyphenation-no-caps="false"/>
    </style:style>
    <style:style style:name="Stil1" style:family="paragraph" style:parent-style-name="Brødtekst">
      <style:paragraph-properties fo:hyphenation-ladder-count="no-limit"/>
      <style:text-properties fo:language="nb" fo:country="NO" style:language-asian="nb" style:country-asian="NO" style:font-size-complex="10pt" fo:hyphenate="false" loext:hyphenation-no-caps="false"/>
    </style:style>
    <style:style style:name="Brødtekst" style:family="paragraph" style:parent-style-name="Normal">
      <style:paragraph-properties fo:margin-top="0in" fo:margin-bottom="0.0835in" loext:contextual-spacing="false" fo:hyphenation-ladder-count="no-limit"/>
      <style:text-properties fo:hyphenate="false" loext:hyphenation-no-caps="false"/>
    </style:style>
    <style:style style:name="Topptekst" style:family="paragraph" style:parent-style-name="Normal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Bunntekst" style:family="paragraph" style:parent-style-name="Normal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skrift_20_for_20_avsnitt" style:display-name="Standardskrift for avsnit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language="nb" fo:country="NO" style:language-asian="nb" style:country-asian="NO"/>
    </style:style>
    <style:style style:name="Mfr1" style:family="graphic" style:parent-style-name="Graphics">
      <style:graphic-properties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9in" fo:page-height="11.6945in" style:num-format="1" style:print-orientation="portrait" fo:margin-top="0.4925in" fo:margin-bottom="0.4925in" fo:margin-left="0.9846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953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Topptekst"><draw:frame draw:style-name="Mfr1" draw:name="Bilde 1" text:anchor-type="paragraph" svg:x="0.4846in" svg:y="0.5252in" svg:width="4.2917in" style:rel-width="scale" svg:height="0.6374in" style:rel-height="scale" draw:z-index="0"><draw:image xlink:href="Pictures/1000000000000C18000001E060A8BE9EB338D93A.png" xlink:type="simple" xlink:show="embed" xlink:actuate="onLoad" loext:mime-type="image/png"/><svg:desc>Matnat</svg:desc></draw:frame><text:span text:style-name="Standardskrift_20_for_20_avsnitt"><text:span text:style-name="MT1"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BEKREFTELSE PÅ FULLFØRT OG BESTÅTT OPPLÆRINGSDEL</dc:title>
    <meta:initial-creator>Merethe Bremer</meta:initial-creator>
    <meta:creation-date>2010-02-01T12:39:00Z</meta:creation-date>
    <dc:date>2022-05-15T22:34:21.646391706</dc:date>
    <meta:editing-cycles>3</meta:editing-cycles>
    <meta:editing-duration>PT7M34S</meta:editing-duration>
    <meta:document-statistic meta:table-count="1" meta:image-count="1" meta:object-count="0" meta:page-count="1" meta:paragraph-count="49" meta:word-count="95" meta:character-count="786" meta:non-whitespace-character-count="641"/>
    <meta:template xlink:type="simple" xlink:actuate="onRequest" xlink:title="" xlink:href="Normal"/>
  </office:meta>
</office:document-meta>
</file>